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Abertura</text:p>
          </table:table-cell>
          <table:table-cell table:style-name="ce38" office:value-type="float" office:value="600" calcext:value-type="float">
            <text:p>6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00" calcext:value-type="float">
            <text:p>600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Taxas</text:p>
          </table:table-cell>
          <table:table-cell table:style-name="ce38" office:value-type="float" office:value="209" calcext:value-type="float">
            <text:p>209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209" calcext:value-type="float">
            <text:p>209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2-11" calcext:value-type="date">
            <text:p>11/02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5-08" calcext:value-type="date">
            <text:p>08/05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7-08" calcext:value-type="date">
            <text:p>08/07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0]-[.F10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1]-[.F11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2]-[.F12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2])" office:value-type="float" office:value="1050" calcext:value-type="float">
            <text:p>1.05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5.251281982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01">00/00/0000</text:date></text:span><text:span text:style-name="MT6"><text:s/>- </text:span><text:span text:style-name="MT6"><text:time style:data-style-name="N2" text:time-value="10:56:55.252816973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5.2567557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55.620175920</dc:date>
    <dc:language>pt-PT</dc:language>
    <meta:editing-cycles>649</meta:editing-cycles>
    <meta:editing-duration>P3DT14H33M41S</meta:editing-duration>
    <meta:print-date>2022-12-01T16:36:33.088000000</meta:print-date>
    <meta:document-statistic meta:table-count="1" meta:cell-count="84" meta:object-count="0"/>
    <meta:user-defined meta:name="Info 0"/>
    <meta:user-defined meta:name="Info 1"/>
    <meta:user-defined meta:name="Info 2"/>
    <meta:user-defined meta:name="Info 3"/>
  </office:meta>
</office:document-meta>
</file>